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1000000ED0000015F0B4C84F1.png" manifest:media-type="image/png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201000001CB000002F4E7C7ACA7.png" manifest:media-type="image/png"/>
  <manifest:file-entry manifest:full-path="Pictures/100002010000023000000254551F5FA9.png" manifest:media-type="image/png"/>
  <manifest:file-entry manifest:full-path="Pictures/1000000000000640000004B0EC954AE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outline1">
      <style:graphic-properties draw:fill-color="#ffffff" draw:auto-grow-height="true" fo:min-height="1cm"/>
    </style:style>
    <style:style style:name="pr2" style:family="presentation" style:parent-style-name="Glossy-outline1">
      <style:graphic-properties draw:fill-color="#ffffff" draw:auto-grow-height="true" fo:min-height="11.87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fill-color="#ffffff" draw:auto-grow-height="true" fo:min-height="3.005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1.2cm" fo:margin-right="0cm" fo:text-indent="-0.9cm"/>
      <style:text-properties fo:font-size="66pt" style:font-size-asian="80pt" style:font-size-complex="8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T1" style:family="text">
      <style:text-properties fo:font-size="66pt" style:font-size-asian="80pt" style:font-size-complex="80pt"/>
    </style:style>
    <style:style style:name="T2" style:family="text">
      <style:text-properties fo:font-size="44pt" style:font-size-asian="54pt" style:font-size-complex="54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16.799cm" svg:height="1.318cm" svg:x="0.801cm" svg:y="15.5cm" presentation:class="outline" presentation:user-transformed="true">
          <draw:text-box>
            <text:list text:style-name="L1">
              <text:list-header>
                <text:p text:style-name="P1">班員:卜部、富田、名取、濱中</text:p>
              </text:list-header>
            </text:list>
          </draw:text-box>
        </draw:frame>
        <draw:frame presentation:style-name="pr2" draw:text-style-name="P2" draw:layer="layout" svg:width="24.299cm" svg:height="11.879cm" svg:x="2.3cm" svg:y="6.4cm" presentation:class="outline" presentation:user-transformed="true">
          <draw:text-box>
            <text:list text:style-name="L1">
              <text:list-header>
                <text:p text:style-name="P1"><text:span text:style-name="T1">完動班進捗報告</text:span></text:p>
                <text:p text:style-name="P1"><text:span text:style-name="T2">12/10/16</text:span>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 presentation:user-transformed="true">
          <draw:text-box>
            <text:p>（先週時点）課題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卜部: コンパイラを作る</text:p>
                <text:p text:style-name="P1">(短期目標:うごかす、長期目標:速くする)</text:p>
              </text:list-item>
              <text:list-item>
                <text:p text:style-name="P1">冨田: あそぶ</text:p>
              </text:list-item>
              <text:list-item>
                <text:p text:style-name="P1">濱中: FPU が仕様を満たしていることを確認する(短期目標)</text:p>
              </text:list-item>
              <text:list-item>
                <text:p text:style-name="P1">名取: シミュレータをリッチにして卜部を助ける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>
          <draw:text-box>
            <text:p text:style-name="P4">コンパイラ担当：卜部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SPARC用だったコンパイラをベースに、</text:p>
                <text:p text:style-name="P1">CPUに合わせたコンパイラを作成</text:p>
                <text:p text:style-name="P1"><text:s/>-動作仕様を参考に同じ機能を有するものをmincamlをベースに作成</text:p>
              </text:list-item>
              <text:list-item>
                <text:p text:style-name="P1">自作コンパイラでコンパイルした</text:p>
                <text:p text:style-name="P1">レイトレーサプログラムが動作した</text:p>
              </text:list-item>
              <text:list-item>
                <text:p text:style-name="P1">型多相は未実装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>
          <draw:text-box>
            <text:p text:style-name="P4">FPU担当：濱中</text:p>
          </draw:text-box>
        </draw:frame>
        <draw:frame presentation:style-name="pr2" draw:text-style-name="P1" draw:layer="layout" svg:width="24.299cm" svg:height="13.533cm" svg:x="1.35cm" svg:y="4.212cm" presentation:class="outline" presentation:user-transformed="true">
          <draw:text-box>
            <text:list text:style-name="L1">
              <text:list-item>
                <text:p text:style-name="P1">引き続き、finvの最適化</text:p>
                <text:p text:style-name="P1">基本方針は資料を参考に</text:p>
                <text:p text:style-name="P1"><text:s text:c="2"/>-誤差の分散が最小になるように、かつ</text:p>
                <text:p text:style-name="P1"><text:s text:c="2"/>-±kulpの誤差に対してk^2で与えたスコアの</text:p>
                <text:p text:style-name="P1"><text:s text:c="2"/>合計が最小</text:p>
              </text:list-item>
              <text:list-item>
                <text:p text:style-name="P1">素直に最適化を実行すると、誤差が大きかった</text:p>
                <text:p text:style-name="P1">ので±5ulp以上の誤差がでないように改善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draw:style-name="gr2" draw:text-style-name="P5" draw:layer="layout" svg:width="14.816cm" svg:height="15.768cm" svg:x="0.284cm" svg:y="0.232cm">
          <draw:image xlink:href="Pictures/100002010000023000000254551F5FA9.png" xlink:type="simple" xlink:show="embed" xlink:actuate="onLoad">
            <text:p/>
          </draw:image>
        </draw:frame>
        <draw:frame draw:style-name="gr2" draw:text-style-name="P5" draw:layer="layout" svg:width="10.926cm" svg:height="17.999cm" svg:x="15.6cm" svg:y="0.001cm">
          <draw:image xlink:href="Pictures/10000201000001CB000002F4E7C7ACA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>
          <draw:text-box>
            <text:p text:style-name="P4">FPU担当：濱中</text:p>
          </draw:text-box>
        </draw:frame>
        <draw:frame presentation:style-name="pr2" draw:text-style-name="P1" draw:layer="layout" svg:width="24.299cm" svg:height="11.879cm" svg:x="1.15cm" svg:y="4.112cm" presentation:class="outline" presentation:user-transformed="true">
          <draw:text-box>
            <text:list text:style-name="L1">
              <text:list-item>
                <text:p text:style-name="P1">最終的に、誤差は右のような</text:p>
                <text:p text:style-name="P1">分布になった。</text:p>
              </text:list-item>
              <text:list-item>
                <text:p text:style-name="P1">先週手作業で直していた結果と、</text:p>
                <text:p text:style-name="P1">±4ulpの誤差が消えなかった</text:p>
                <text:p text:style-name="P1">ところが一致</text:p>
                <text:p text:style-name="P1"><text:s text:c="2"/>→今のfinvでの誤差は</text:p>
                <text:p text:style-name="P1"><text:s text:c="7"/>±3ulp以内に収まらない?</text:p>
              </text:list-item>
            </text:list>
          </draw:text-box>
        </draw:frame>
        <draw:frame draw:style-name="gr2" draw:text-style-name="P5" draw:layer="layout" svg:width="7.17cm" svg:height="10.186cm" svg:x="18.9cm" svg:y="4.914cm">
          <draw:image xlink:href="Pictures/10000201000000ED0000015F0B4C84F1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>
          <draw:text-box>
            <text:p text:style-name="P4">FPU担当：濱中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fdivの定義が</text:p>
                <text:p text:style-name="P1">fdiv(x,y) := fmul(x, finv(y)) <text:s/>（誤差±8ulp未満）</text:p>
                <text:p text:style-name="P1">であるので、fmulの誤差「±2ulp未満」のとき</text:p>
                <text:p text:style-name="P1"><text:s text:c="2"/>-finv(y)の誤差±3ulp以下のyは要求を満たす。</text:p>
                <text:p text:style-name="P1"><text:s text:c="2"/>-誤差が±4ulpのyに対して、全てのxについて</text:p>
                <text:p text:style-name="P1"><text:s text:c="2"/>fdiv(x,y)とx/yとの誤差を計算してみる。（未完）</text:p>
                <text:p text:style-name="P1">仮定:y≠0, 2^(-127)≦x, y, x/y≦2^127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>
          <draw:text-box>
            <text:p text:style-name="P4">シミュレータ担当：名取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先週時点から、</text:p>
                <text:p text:style-name="P1"><text:s text:c="3"/>-ステップ実行を実装</text:p>
                <text:p text:style-name="P1"><text:s text:c="3"/>-バグ修正</text:p>
                <text:p text:style-name="P1"/>
              </text:list-item>
              <text:list-item>
                <text:p text:style-name="P1">自作コンパイラが完成してしまったので、</text:p>
                <text:p text:style-name="P1">シミュレータ製作も終了？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4" draw:layer="layout" svg:width="24.299cm" svg:height="3.005cm" svg:x="1.254cm" svg:y="0cm" presentation:class="title" presentation:user-transformed="true">
          <draw:text-box>
            <text:p>今後課題</text:p>
          </draw:text-box>
        </draw:frame>
        <draw:frame presentation:style-name="pr2" draw:text-style-name="P1" draw:layer="layout" svg:width="24.299cm" svg:height="11.879cm" svg:x="1.35cm" svg:y="4.212cm" presentation:class="outline" presentation:user-transformed="true">
          <draw:text-box>
            <text:list text:style-name="L1">
              <text:list-item>
                <text:p text:style-name="P1">卜部: 速いコンパイラを作る</text:p>
                <text:p text:style-name="P1">(具体的目安がまだない)</text:p>
              </text:list-item>
              <text:list-item>
                <text:p text:style-name="P1">冨田: 余興</text:p>
              </text:list-item>
              <text:list-item>
                <text:p text:style-name="P1">濱中: fdivの誤差チェック</text:p>
                <text:p text:style-name="P1">(±8ulp未満に入らない場合finvからやり直し？)</text:p>
              </text:list-item>
              <text:list-item>
                <text:p text:style-name="P1">名取: シミュレータとしては仕事完了</text:p>
                <text:p text:style-name="P1">(コンパイラの高速化に加わる？)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e6e6e6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055cm" fo:margin-right="0cm" fo:margin-top="0cm" fo:margin-bottom="0.342cm" fo:text-indent="-0.685cm"/>
      <style:text-properties fo:color="#e6e6e6" fo:font-family="'Nimbus Roman No9 L'" style:font-family-generic="roman" style:font-pitch="variable" fo:font-size="24pt" style:font-size-asian="28pt" style:font-size-complex="28pt"/>
    </style:style>
    <style:style style:name="harmaa2-outline3" style:family="presentation" style:parent-style-name="harmaa2-outline2">
      <style:paragraph-properties fo:margin-left="3.085cm" fo:margin-right="0cm" fo:margin-top="0cm" fo:margin-bottom="0.257cm" fo:text-indent="-0.514cm"/>
      <style:text-properties fo:color="#e6e6e6" fo:font-family="'Nimbus Roman No9 L'" style:font-family-generic="roman" style:font-pitch="variable" fo:font-size="20.6000003814697pt" style:font-size-asian="24pt" style:font-size-complex="24pt"/>
    </style:style>
    <style:style style:name="harmaa2-outline4" style:family="presentation" style:parent-style-name="harmaa2-outline3">
      <style:paragraph-properties fo:margin-left="4.113cm" fo:margin-right="0cm" fo:margin-top="0cm" fo:margin-bottom="0.171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5" style:family="presentation" style:parent-style-name="harmaa2-outline4">
      <style:paragraph-properties fo:margin-left="5.141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6" style:family="presentation" style:parent-style-name="harmaa2-outline5">
      <style:paragraph-properties fo:margin-left="6.169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7" style:family="presentation" style:parent-style-name="harmaa2-outline6">
      <style:paragraph-properties fo:margin-left="7.198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8" style:family="presentation" style:parent-style-name="harmaa2-outline7">
      <style:paragraph-properties fo:margin-left="8.226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outline9" style:family="presentation" style:parent-style-name="harmaa2-outline8">
      <style:paragraph-properties fo:margin-left="9.254cm" fo:margin-right="0cm" fo:margin-top="0cm" fo:margin-bottom="0.085cm" fo:text-indent="-0.514cm"/>
      <style:text-properties fo:color="#e6e6e6" fo:font-family="'Nimbus Roman No9 L'" style:font-family-generic="roman" style:font-pitch="variable" fo:font-size="17.2000007629395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Glossy-outline3" style:family="presentation" style:parent-style-name="Glossy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Glossy-outline4" style:family="presentation" style:parent-style-name="Gloss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Glossy-outline5" style:family="presentation" style:parent-style-name="Gloss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6" style:family="presentation" style:parent-style-name="Gloss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7" style:family="presentation" style:parent-style-name="Gloss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8" style:family="presentation" style:parent-style-name="Gloss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outline9" style:family="presentation" style:parent-style-name="Gloss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harmaa2" style:page-layout-name="PM1" draw:style-name="Mdp1">
      <draw:frame presentation:style-name="Mpr1" draw:text-style-name="MP3" draw:layer="backgroundobjects" svg:width="24.299cm" svg:height="3.005cm" svg:x="1.35cm" svg:y="0.71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429cm" svg:x="10.858cm" svg:y="17.57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429cm" svg:x="0.482cm" svg:y="17.571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29cm" svg:height="0.429cm" svg:x="19.285cm" svg:y="17.571cm" presentation:class="page-number">
        <draw:text-box>
          <text:p text:style-name="MP2"><text:span text:style-name="MT2"><text:page-number>&lt;番号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4.299cm" svg:height="11.879cm" svg:x="1.35cm" svg:y="4.212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558cm" svg:height="1.241cm" svg:x="9.234cm" svg:y="16.398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10-16T07:43:50</meta:creation-date>
    <dc:language>fi-FI</dc:language>
    <meta:editing-cycles>8</meta:editing-cycles>
    <meta:editing-duration>PT1H35M46S</meta:editing-duration>
    <meta:initial-creator>hamanaka </meta:initial-creator>
    <dc:date>2012-10-16T13:37:55</dc:date>
    <dc:creator>hamanaka </dc:creator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rey.otp"/>
  </office:meta>
</office:document-meta>
</file>